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d30f" officeooo:paragraph-rsid="000ad30f"/>
    </style:style>
    <style:style style:name="P2" style:family="paragraph" style:parent-style-name="Standard">
      <style:text-properties officeooo:rsid="000ad30f" officeooo:paragraph-rsid="000bade4"/>
    </style:style>
    <style:style style:name="P3" style:family="paragraph" style:parent-style-name="Standard">
      <style:text-properties officeooo:rsid="000bade4" officeooo:paragraph-rsid="000bade4"/>
    </style:style>
    <style:style style:name="P4" style:family="paragraph" style:parent-style-name="Standard">
      <style:text-properties officeooo:rsid="000c6b24" officeooo:paragraph-rsid="000d6906"/>
    </style:style>
    <style:style style:name="P5" style:family="paragraph" style:parent-style-name="Standard">
      <style:text-properties officeooo:rsid="000d6906" officeooo:paragraph-rsid="000d6906"/>
    </style:style>
    <style:style style:name="P6" style:family="paragraph" style:parent-style-name="Standard">
      <style:text-properties officeooo:rsid="000eeac4" officeooo:paragraph-rsid="000d6906"/>
    </style:style>
    <style:style style:name="P7" style:family="paragraph" style:parent-style-name="Standard">
      <style:text-properties officeooo:rsid="000d5eb3" officeooo:paragraph-rsid="000d5eb3"/>
    </style:style>
    <style:style style:name="P8" style:family="paragraph" style:parent-style-name="Standard">
      <style:text-properties fo:font-variant="normal" fo:text-transform="none" fo:color="#679145" style:font-name="Helvetica Neue" fo:font-size="12.75pt" fo:letter-spacing="normal" fo:font-style="normal" fo:font-weight="normal" officeooo:rsid="000d5eb3" officeooo:paragraph-rsid="000d5eb3"/>
    </style:style>
    <style:style style:name="P9" style:family="paragraph" style:parent-style-name="Standard">
      <style:text-properties fo:font-variant="normal" fo:text-transform="none" fo:color="#959595" style:font-name="Helvetica Neue" fo:font-size="12.75pt" fo:letter-spacing="normal" fo:font-style="normal" fo:font-weight="normal" officeooo:rsid="000d5eb3" officeooo:paragraph-rsid="000d5eb3"/>
    </style:style>
    <style:style style:name="P10" style:family="paragraph" style:parent-style-name="Standard">
      <style:text-properties fo:font-variant="normal" fo:text-transform="none" fo:color="#959595" style:font-name="Helvetica Neue" fo:font-size="9.75pt" fo:letter-spacing="normal" fo:font-style="normal" fo:font-weight="normal" officeooo:rsid="0013be2c" officeooo:paragraph-rsid="001e7472"/>
    </style:style>
    <style:style style:name="P11" style:family="paragraph" style:parent-style-name="Standard">
      <style:text-properties officeooo:rsid="00152f7d" officeooo:paragraph-rsid="00152f7d"/>
    </style:style>
    <style:style style:name="P12" style:family="paragraph" style:parent-style-name="Standard">
      <style:text-properties officeooo:rsid="00152f7d" officeooo:paragraph-rsid="00160420"/>
    </style:style>
    <style:style style:name="P13" style:family="paragraph" style:parent-style-name="Standard">
      <style:text-properties officeooo:rsid="00152f7d" officeooo:paragraph-rsid="001e7472"/>
    </style:style>
    <style:style style:name="P14" style:family="paragraph" style:parent-style-name="Standard">
      <style:text-properties officeooo:rsid="0019205b" officeooo:paragraph-rsid="001d4e74"/>
    </style:style>
    <style:style style:name="P15" style:family="paragraph" style:parent-style-name="Standard">
      <style:text-properties officeooo:rsid="001b4002" officeooo:paragraph-rsid="001b4002"/>
    </style:style>
    <style:style style:name="P16" style:family="paragraph" style:parent-style-name="Standard">
      <style:text-properties officeooo:rsid="0013be2c" officeooo:paragraph-rsid="0013be2c"/>
    </style:style>
    <style:style style:name="P17" style:family="paragraph" style:parent-style-name="Standard">
      <style:text-properties officeooo:rsid="001e7472" officeooo:paragraph-rsid="001e7472"/>
    </style:style>
    <style:style style:name="P18" style:family="paragraph" style:parent-style-name="Standard">
      <style:text-properties officeooo:rsid="001e7472" officeooo:paragraph-rsid="0020375a"/>
    </style:style>
    <style:style style:name="P19" style:family="paragraph" style:parent-style-name="Standard">
      <style:text-properties officeooo:rsid="001e7472" officeooo:paragraph-rsid="00211350"/>
    </style:style>
    <style:style style:name="P20" style:family="paragraph" style:parent-style-name="Standard">
      <style:text-properties officeooo:rsid="001e7472" officeooo:paragraph-rsid="0024c58d"/>
    </style:style>
    <style:style style:name="P2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679147" style:font-name="Helvetica Neue" fo:font-size="9.75pt" fo:letter-spacing="normal" fo:font-style="normal" fo:font-weight="normal" officeooo:rsid="0015b2d7" officeooo:paragraph-rsid="002989f6"/>
    </style:style>
    <style:style style:name="P2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679147" style:font-name="Helvetica Neue" fo:font-size="9.75pt" fo:letter-spacing="normal" fo:font-style="normal" fo:font-weight="normal" officeooo:paragraph-rsid="002989f6"/>
    </style:style>
    <style:style style:name="P2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679147" style:font-name="Helvetica Neue" fo:font-size="9.75pt" fo:letter-spacing="normal" fo:font-style="normal" fo:font-weight="normal" officeooo:rsid="002c5b09" officeooo:paragraph-rsid="002c5b09"/>
    </style:style>
    <style:style style:name="P24"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style:font-name="Helvetica Neue" fo:font-size="9.75pt" fo:letter-spacing="normal" fo:font-style="normal" fo:font-weight="normal" officeooo:rsid="0015b2d7" officeooo:paragraph-rsid="002989f6"/>
    </style:style>
    <style:style style:name="P25"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style:font-name="Helvetica Neue" fo:font-size="9.75pt" fo:letter-spacing="normal" fo:font-style="normal" fo:font-weight="normal" officeooo:rsid="002c5b09" officeooo:paragraph-rsid="002c5b09"/>
    </style:style>
    <style:style style:name="P2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Helvetica Neue" fo:font-size="9.75pt" fo:letter-spacing="normal" fo:font-style="normal" fo:font-weight="normal" officeooo:rsid="002c5b09" officeooo:paragraph-rsid="002c5b09"/>
    </style:style>
    <style:style style:name="P2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Helvetica Neue" fo:font-size="9.75pt" fo:letter-spacing="normal" fo:font-style="normal" fo:font-weight="normal" officeooo:rsid="002ceba0" officeooo:paragraph-rsid="002ceba0"/>
    </style:style>
    <style:style style:name="P2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Helvetica Neue" fo:font-size="9.75pt" fo:letter-spacing="normal" fo:font-style="normal" fo:font-weight="normal" officeooo:rsid="002d50a3" officeooo:paragraph-rsid="002d50a3"/>
    </style:style>
    <style:style style:name="T1" style:family="text">
      <style:text-properties officeooo:rsid="000d4bcd"/>
    </style:style>
    <style:style style:name="T2" style:family="text">
      <style:text-properties officeooo:rsid="000d5eb3"/>
    </style:style>
    <style:style style:name="T3" style:family="text">
      <style:text-properties officeooo:rsid="0011828c"/>
    </style:style>
    <style:style style:name="T4" style:family="text">
      <style:text-properties officeooo:rsid="00135152"/>
    </style:style>
    <style:style style:name="T5" style:family="text">
      <style:text-properties officeooo:rsid="00160420"/>
    </style:style>
    <style:style style:name="T6" style:family="text">
      <style:text-properties officeooo:rsid="0016bcda"/>
    </style:style>
    <style:style style:name="T7" style:family="text">
      <style:text-properties officeooo:rsid="001d120a"/>
    </style:style>
    <style:style style:name="T8" style:family="text">
      <style:text-properties officeooo:rsid="001ef234"/>
    </style:style>
    <style:style style:name="T9" style:family="text">
      <style:text-properties officeooo:rsid="0020375a"/>
    </style:style>
    <style:style style:name="T10" style:family="text">
      <style:text-properties officeooo:rsid="002463c2"/>
    </style:style>
    <style:style style:name="T11" style:family="text">
      <style:text-properties style:use-window-font-color="true"/>
    </style:style>
    <style:style style:name="T12" style:family="text">
      <style:text-properties style:use-window-font-color="true" officeooo:rsid="00298d03"/>
    </style:style>
    <style:style style:name="T13" style:family="text">
      <style:text-properties style:use-window-font-color="true" officeooo:rsid="0029ad3c"/>
    </style:style>
    <style:style style:name="T14" style:family="text">
      <style:text-properties officeooo:rsid="0029ad3c"/>
    </style:style>
    <style:style style:name="T15" style:family="text">
      <style:text-properties officeooo:rsid="002b067c"/>
    </style:style>
    <style:style style:name="T16" style:family="text">
      <style:text-properties officeooo:rsid="002e19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The key to the Future of Work is f</text:span>lexibility. <text:span text:style-name="T2">Individuals will have more</text:span> <text:span text:style-name="T2">control over their tasks and workgroups than in the current system where hierarchical companies decide who works on what and with whom. Employers will be less controlled by corporate boardrooms and more by the people making the products or providing the services. If an employment arrangement isn't working out, individuals will have more options for moving on quickly and project teams will not be required to support those who don't pull their weight.</text:span></text:p>
      <text:p text:style-name="P4"/>
      <text:p text:style-name="P5">This flexibility means that people will not beholden to one employer, one location, nor a degree from a university. </text:p>
      <text:p text:style-name="P4"/>
      <text:p text:style-name="P6">Culture is changing to value entrepreneurism rather than working for one large company for many years. Technology is evolving to facilitate formation of entrepreneurial groups. Laws are changing so people aren't dependent on employers for healthcare nor for investments in new ventures.</text:p>
      <text:p text:style-name="P1"/>
      <text:p text:style-name="P3"><text:span text:style-name="T1">C</text:span>ountries like China <text:span text:style-name="T1">ar</text:span>e encourag<text:span text:style-name="T1">ing their citizens to</text:span> learn English to be able to do business internationally. <text:span text:style-name="T3">New t</text:span>echnology <text:span text:style-name="T3">will continue to improve</text:span> <text:span text:style-name="T3">the way people</text:span> work together remotely and asynchronously.</text:p>
      <text:p text:style-name="P2"/>
      <text:p text:style-name="P7">Most of the people I know who work for startups do not have degrees directly related to their current careers. Many successful software developers and entrepreneurs do not have degrees at all. Technology enables people to learn about anything they're interested in on their own. <text:span text:style-name="T4">Internships and apprenticeships are vital for teaching future professionals the skills they need to create innovations.</text:span></text:p>
      <text:p text:style-name="P7"/>
      <text:p text:style-name="P7"/>
      <text:p text:style-name="P8">I would like to learn more about information sources, educational organizations, associations, etc to track technology trends, advancements and innovations. Specifically, I would like to speak with technology focused futurists and other individuals involved with the identification and research of technology trends to understand the sources and organizations they rely on to stay up to date with the latest technologies.</text:p>
      <text:p text:style-name="P8"/>
      <text:p text:style-name="P9">Please describe your specific experience with staying up-to-date on technology trends and forecasting.</text:p>
      <text:p text:style-name="P15">As an engineer, I invent various scenarios of the future to communicate the vision of projects I work on. I keep track of emerging technologies to determine how those scenarios could play out. I look at all of the technologies that are required to be able to evolve from a current system to that future vision. I often integrate several cutting edge technologies from various sectors to innovate a big picture that is more powerful than when using the technologies in isolation.</text:p>
      <text:p text:style-name="P15"/>
      <text:p text:style-name="P14">Most of the scenarios I develop revolve around multiple forms of manned and unmanned ground and air transportation, in addition to virtual transportation. These scenarios also include how technology can change the paradigm of the way we work, learn, and socialize online and in person<text:span text:style-name="T7"> from any location in the world</text:span>.</text:p>
      <text:p text:style-name="P11"/>
      <text:p text:style-name="P12">As <text:span text:style-name="T5">a </text:span>former statistics professor and simulation forecaster with a<text:span text:style-name="T5">n academic </text:span>research background, I <text:span text:style-name="T5">have many times performed</text:span> <text:span text:style-name="T5">the </text:span>rigorous <text:span text:style-name="T6">steps</text:span> <text:span text:style-name="T5">required for a reliable forecasting study.</text:span></text:p>
      <text:p text:style-name="P16"/>
      <text:p text:style-name="P16"/>
      <text:p text:style-name="P10"><text:soft-page-break/>Please describe your specific involvement with the evolution of autonomous vehicles.</text:p>
      <text:p text:style-name="P13"/>
      <text:p text:style-name="P17">I have been following the evolution of autonomous vehicles and how they can be integrated into the existing transportation system since the early 1990's. My doctoral research was an analysis of system capacity for autonomous vehicles.</text:p>
      <text:p text:style-name="P13"/>
      <text:p text:style-name="P19">I designed a hypothetical <text:span text:style-name="T9">driverless</text:span> <text:span text:style-name="T9">car-sharing/taxi</text:span> system which <text:span text:style-name="T9">included platooning. It used existing technology, but non-existing infrastructure.</text:span> I authored and presented a paper about <text:span text:style-name="T9">the system</text:span> at a technical conference <text:span text:style-name="T10">and have analyzed many technical papers about the feasibility and evolution of integrating autonomous vehicles into existing infrastructure</text:span>. </text:p>
      <text:p text:style-name="P18"/>
      <text:p text:style-name="P20">I have toured research facilities to <text:span text:style-name="T8">learn about the work being done on various technological components of autonomous vehicle systems such as vehicle-to-vehicle communication, databases and computational power, computer vision, and embedded magnets for path-finding</text:span>.</text:p>
      <text:p text:style-name="P17"/>
      <text:p text:style-name="P10"/>
      <text:p text:style-name="P22">Please describe your qualifications for participating in a virtual discussion with other experts on the topic of intelligent machines and future growth in the industry. Please describe in detail.</text:p>
      <text:p text:style-name="P21"/>
      <text:p text:style-name="P24"><text:span text:style-name="T14">My </text:span>PhD dissertation <text:span text:style-name="T14">was</text:span> on emergent beh<text:span text:style-name="T14">avior – how the</text:span> bottom-up <text:span text:style-name="T14">decisions</text:span> of autonomous machines affect system level beh<text:span text:style-name="T14">avior.</text:span> <text:span text:style-name="T14">I compared it to the </text:span>efficien<text:span text:style-name="T15">cy</text:span> of top down c<text:span text:style-name="T14">ontrol. </text:span></text:p>
      <text:p text:style-name="P24"/>
      <text:p text:style-name="P24"><text:span text:style-name="T14">I w</text:span>orked at <text:span text:style-name="T14">a </text:span>think tank <text:span text:style-name="T14">where we </text:span>simulated and analyzed concepts for future <text:span text:style-name="T14">autonomous</text:span> air traffic sys<text:span text:style-name="T14">tems. I a</text:span>ttend and speak at <text:span text:style-name="T14">various meetings</text:span> about autonomous sys<text:span text:style-name="T14">tems and internet technology.</text:span></text:p>
      <text:p text:style-name="P24"/>
      <text:p text:style-name="P21"><text:span text:style-name="T13">My company is d</text:span><text:span text:style-name="T11">eveloping </text:span><text:span text:style-name="T13">a </text:span><text:span text:style-name="T11">platform for </text:span><text:span text:style-name="T12">worldwide</text:span><text:span text:style-name="T11"> </text:span><text:span text:style-name="T12">story and information sharing. </text:span><text:span text:style-name="T13">I e</text:span><text:span text:style-name="T12">nvision </text:span><text:span text:style-name="T13">that</text:span><text:span text:style-name="T12"> in </text:span><text:span text:style-name="T13">the</text:span><text:span text:style-name="T12"> future sys</text:span><text:span text:style-name="T13">tem,</text:span><text:span text:style-name="T12"> people will be constantly connected to devices integrated with human clothing/bodies, enabling communication as though people on diff</text:span><text:span text:style-name="T13">erent</text:span><text:span text:style-name="T12"> continents </text:span><text:span text:style-name="T13">are</text:span><text:span text:style-name="T12"> in same room, reducing need for today's transportation paradigms. </text:span></text:p>
      <text:p text:style-name="P21"/>
      <text:p text:style-name="P21">in your opinion, what will be the largest contributing factors to the future of intelligent machines?</text:p>
      <text:p text:style-name="P21"/>
      <text:p text:style-name="P25">Whether political and business systems encourage or stifle creative thought. Past systems encouraged group think and discouraged ideas that came from bottom up, instead ideas were dictated and passed down. If we grow a society that encourages entrepreneurism and the financial independence to pursue innovation, we will have more agile small businesses that are not hampered by bureaucracy.</text:p>
      <text:p text:style-name="P25"/>
      <text:p text:style-name="P25"/>
      <text:p text:style-name="P23">Please describe your qualifications for participating in a virtual discussion with other experts on the topic of the future of direct sales?</text:p>
      <text:p text:style-name="P26">We would like to assemble a Virtual Ideation Panel to discuss the future of direct sales and related business models. In particular, we would like to ideate and evaluate direct sales business models in anticipation of future pain points and opportunities in the industry that may impact customer engagement and efficiency among sales representatives. Overall, we would like to discuss how to create a seamless way for direct sales and adjacent company types to track representative performance at the corporate level, and provide a better overall experience for customers and representatives. <text:line-break/></text:p>
      <text:p text:style-name="P27">Social media</text:p>
      <text:p text:style-name="P27">Tech futurists</text:p>
      <text:p text:style-name="P27">Performance at corporate level – innovative performance measures, data </text:p>
      <text:p text:style-name="P27"/>
      <text:p text:style-name="P28">Throughout my career I have developed and <text:span text:style-name="T16">statistically </text:span>analyzed new performance measures for <text:span text:style-name="T16">various</text:span> systems <text:span text:style-name="T16">and have participated in brainstorming panels for future research projects</text:span>.</text:p>
      <text:p text:style-name="P28"><text:soft-page-break/>I have consulted on the future of work, gamification for engaging an audience <text:span text:style-name="T16">in the future of the environment, and online storybuilding gaming.</text:span></text:p>
      <text:p text:style-name="P28">I run several social media accounts with thousands of followers.</text:p>
      <text:p text:style-name="P28">I'm developing a social media platform for direct sales for artist and authors. </text:p>
      <text:p text:style-name="P28"/>
      <text:p text:style-name="P25"/>
      <text:p text:style-name="P25"/>
      <text:p text:style-name="P25"/>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1T15:35:36.170228164</meta:creation-date>
    <meta:generator>LibreOffice/5.1.6.2$Linux_X86_64 LibreOffice_project/10m0$Build-2</meta:generator>
    <dc:date>2017-10-06T09:20:50.886882054</dc:date>
    <meta:editing-duration>P2DT1H9M34S</meta:editing-duration>
    <meta:editing-cycles>34</meta:editing-cycles>
    <meta:document-statistic meta:table-count="0" meta:image-count="0" meta:object-count="0" meta:page-count="3" meta:paragraph-count="29" meta:word-count="1008" meta:character-count="6697" meta:non-whitespace-character-count="5708"/>
  </office:meta>
</office:document-meta>
</file>